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6D6D"/>
      <style:text-properties fo:font-size="15pt" style:font-size-asian="15pt" style:font-size-complex="15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9"/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4.41854166666667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3.360208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number-columns-repeated="16375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2"/>
          <table:table-cell table:style-name="ce1"/>
          <table:table-cell office:value-type="string" table:style-name="ce2">
            <text:p>Nội Dung</text:p>
          </table:table-cell>
          <table:table-cell office:value-type="string" table:style-name="ce2">
            <text:p>Tên Món</text:p>
          </table:table-cell>
          <table:table-cell office:value-type="string" table:style-name="ce2">
            <text:p>Số Tiền</text:p>
          </table:table-cell>
          <table:table-cell office:value-type="string" table:style-name="ce2">
            <text:p>Ngày</text:p>
          </table:table-cell>
          <table:table-cell table:style-name="ce3"/>
          <table:table-cell table:style-name="ce4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Bữa tối</text:p>
          </table:table-cell>
          <table:table-cell office:value-type="string" table:style-name="ce1">
            <text:p>Thịt giang cháy cạnh, .…</text:p>
          </table:table-cell>
          <table:table-cell office:value-type="string" table:style-name="ce1">
            <text:p>238.299 vnđ</text:p>
          </table:table-cell>
          <table:table-cell office:value-type="string" table:style-name="ce1">
            <text:p>21/10/2024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Bữa tối</text:p>
          </table:table-cell>
          <table:table-cell office:value-type="string" table:style-name="ce1">
            <text:p>Thịt băm , trứng rán, ..…</text:p>
          </table:table-cell>
          <table:table-cell office:value-type="string" table:style-name="ce1">
            <text:p>210.700 vnđ</text:p>
          </table:table-cell>
          <table:table-cell office:value-type="string" table:style-name="ce1">
            <text:p>24/10/2024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Bữa tối</text:p>
          </table:table-cell>
          <table:table-cell office:value-type="string" table:style-name="ce1">
            <text:p>Gà kho, rau mồng tơi, …</text:p>
          </table:table-cell>
          <table:table-cell office:value-type="string" table:style-name="ce1">
            <text:p>200.000 vnđ</text:p>
          </table:table-cell>
          <table:table-cell office:value-type="string" table:style-name="ce1">
            <text:p>26/10/2024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Bữa tối</text:p>
          </table:table-cell>
          <table:table-cell office:value-type="string" table:style-name="ce1">
            <text:p>Thịt băm , trứng rán, rau cải thìa, chuối</text:p>
          </table:table-cell>
          <table:table-cell office:value-type="string" table:style-name="ce1">
            <text:p>138.420 vnđ</text:p>
          </table:table-cell>
          <table:table-cell office:value-type="date" office:date-value="2024-11-05T00:00:00" table:style-name="ce5">
            <text:p>5/11/2024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Mua Gạo 5kg</text:p>
          </table:table-cell>
          <table:table-cell table:style-name="ce1"/>
          <table:table-cell office:value-type="string" table:style-name="ce1">
            <text:p>145.000 vnđ</text:p>
          </table:table-cell>
          <table:table-cell office:value-type="date" office:date-value="2024-11-07T00:00:00" table:style-name="ce5">
            <text:p>7/11/2024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4">
            <text:p>TỔNG</text:p>
          </table:table-cell>
          <table:table-cell office:value-type="string" table:number-columns-spanned="4" table:number-rows-spanned="1" table:style-name="ce6">
            <text:p>932,419 vnđ</text:p>
          </table:table-cell>
          <table:covered-table-cell table:number-columns-repeated="3"/>
          <table:table-cell table:number-columns-repeated="16377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/>
      <number:text>/</number:text>
      <number:month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dmin</dc:creator>
    <meta:creation-date>2024-10-29T10:20:51Z</meta:creation-date>
    <dc:date>2024-11-07T16:24:45Z</dc:date>
    <meta:editing-cycles>3</meta:editing-cycles>
    <meta:editing-duration>PT652S</meta:editing-duration>
  </office:meta>
</office:document-meta>
</file>